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d8f91" officeooo:paragraph-rsid="001d8f91"/>
    </style:style>
    <style:style style:name="P2" style:family="paragraph" style:parent-style-name="Standard">
      <style:text-properties fo:font-size="22pt" style:text-underline-style="solid" style:text-underline-width="auto" style:text-underline-color="font-color" fo:font-weight="bold" officeooo:rsid="001d8f91" officeooo:paragraph-rsid="001d8f91" style:font-size-asian="22pt" style:font-weight-asian="bold" style:font-size-complex="22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TML CODE:</text:p>
      <text:p text:style-name="P1"/>
      <text:p text:style-name="P1">&lt;html&gt;</text:p>
      <text:p text:style-name="P1">&lt;head&gt;</text:p>
      <text:p text:style-name="P1">&lt;title&gt;Page Title&lt;/title&gt;</text:p>
      <text:p text:style-name="P1"><text:s text:c="4"/>&lt;link rel="stylesheet" type="text/css" href="mystyle.css"&gt; <text:s text:c="7"/>//external css</text:p>
      <text:p text:style-name="P1">&lt;/head&gt;</text:p>
      <text:p text:style-name="P1">&lt;body&gt;</text:p>
      <text:p text:style-name="P1"><text:s text:c="4"/>&lt;style&gt;</text:p>
      <text:p text:style-name="P1"><text:s text:c="4"/>body {<text:tab/><text:tab/><text:tab/><text:tab/><text:tab/><text:tab/><text:tab/><text:tab/>//internal css</text:p>
      <text:p text:style-name="P1"><text:s text:c="4"/>background-color: linen;</text:p>
      <text:p text:style-name="P1">}</text:p>
      <text:p text:style-name="P1"><text:s text:c="4"/>&lt;/style&gt;</text:p>
      <text:p text:style-name="P1">&lt;h1 style="color:blue;margin-left:30px;"&gt;This is a heading&lt;/h1&gt; //inline css</text:p>
      <text:p text:style-name="P1">&lt;p&gt;This is a paragraph.</text:p>
      <text:p text:style-name="P1"><text:s text:c="4"/>&lt;/p&gt;</text:p>
      <text:p text:style-name="P1">&lt;/body&gt;</text:p>
      <text:p text:style-name="P1">&lt;/html&gt;</text:p>
      <text:p text:style-name="P1"/>
      <text:p text:style-name="P1"/>
      <text:p text:style-name="P2">CSS CODE:</text:p>
      <text:p text:style-name="P2"/>
      <text:p text:style-name="P1">Turns the backgroung to light blue</text:p>
      <text:p text:style-name="P1"/>
      <text:p text:style-name="P1">body {</text:p>
      <text:p text:style-name="P1"><text:s text:c="4"/>background-color: lightblue;</text:p>
      <text:p text:style-name="P1">}</text:p>
      <text:p text:style-name="P1"/>
      <text:p text:style-name="P1">h1 {</text:p>
      <text:p text:style-name="P1"><text:s text:c="4"/>color: navy;</text:p>
      <text:p text:style-name="P1"><text:s text:c="4"/>margin-left: 20px;</text:p>
      <text:p text:style-name="P1">}</text:p>
      <text:p text:style-name="P1"/>
      <text:p text:style-name="P1"/>
      <text:p text:style-name="P1">Here the the internal CSS is in effer in cale of the brack grounf clour as it has more priority than that of the external CSS in the program. The internal css will cange the background colour to linen and the heading will be change to light blue due to inl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1T21:54:05.126292624</meta:creation-date>
    <dc:date>2018-09-11T21:58:56.464779576</dc:date>
    <meta:editing-duration>PT4M53S</meta:editing-duration>
    <meta:editing-cycles>1</meta:editing-cycles>
    <meta:document-statistic meta:table-count="0" meta:image-count="0" meta:object-count="0" meta:page-count="1" meta:paragraph-count="27" meta:word-count="108" meta:character-count="734" meta:non-whitespace-character-count="603"/>
    <meta:generator>LibreOffice/5.1.6.2$Linux_X86_64 LibreOffice_project/10m0$Build-2</meta:generator>
  </office:meta>
</office:document-meta>
</file>